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0.0062in">
        <style:tab-stops/>
      </style:paragraph-properties>
    </style:style>
    <style:style style:name="P2" style:parent-style-name="Normal" style:family="paragraph">
      <style:paragraph-properties fo:margin-left="0.0062in">
        <style:tab-stops/>
      </style:paragraph-properties>
    </style:style>
    <style:style style:name="P3" style:parent-style-name="Normal" style:family="paragraph">
      <style:paragraph-properties fo:text-align="start" fo:margin-bottom="0.0145in" fo:line-height="97%" fo:margin-left="0in" fo:margin-right="4.4131in" fo:text-indent="0in">
        <style:tab-stops/>
      </style:paragraph-properties>
    </style:style>
    <style:style style:name="T4" style:parent-style-name="Policepardéfaut" style:family="text">
      <style:text-properties fo:color="#0563C1" style:text-underline-type="single" style:text-underline-style="solid" style:text-underline-width="auto" style:text-underline-mode="continuous" style:text-underline-color="#0563C1"/>
    </style:style>
    <style:style style:name="P5" style:parent-style-name="Normal" style:family="paragraph">
      <style:paragraph-properties fo:text-align="start" fo:margin-bottom="0in" fo:line-height="106%" fo:margin-left="0.0097in" fo:text-indent="0in">
        <style:tab-stops/>
      </style:paragraph-properties>
    </style:style>
    <style:style style:name="P6" style:parent-style-name="Normal" style:family="paragraph">
      <style:paragraph-properties fo:text-align="start" fo:margin-bottom="0in" fo:line-height="106%" fo:margin-left="0.0097in" fo:text-indent="0in">
        <style:tab-stops/>
      </style:paragraph-properties>
    </style:style>
    <style:style style:name="P7" style:parent-style-name="Normal" style:family="paragraph">
      <style:paragraph-properties fo:text-align="start" fo:margin-bottom="0.0166in" fo:line-height="106%" fo:margin-left="0.0097in" fo:text-indent="0in">
        <style:tab-stops/>
      </style:paragraph-properties>
    </style:style>
    <style:style style:name="P8" style:parent-style-name="Normal" style:family="paragraph">
      <style:paragraph-properties fo:text-align="start" fo:margin-bottom="0in" fo:line-height="91%" fo:margin-left="0.0097in" fo:text-indent="0in">
        <style:tab-stops/>
      </style:paragraph-properties>
    </style:style>
    <style:style style:name="T9" style:parent-style-name="Policepardéfaut" style:family="text">
      <style:text-properties fo:font-weight="bold" style:font-weight-asian="bold"/>
    </style:style>
    <style:style style:name="T10" style:parent-style-name="Policepardéfaut" style:family="text">
      <style:text-properties fo:font-weight="bold" style:font-weight-asian="bold"/>
    </style:style>
    <style:style style:name="T11" style:parent-style-name="Policepardéfaut" style:family="text">
      <style:text-properties fo:font-weight="bold" style:font-weight-asian="bold"/>
    </style:style>
    <style:style style:name="P12" style:parent-style-name="Normal" style:family="paragraph">
      <style:paragraph-properties fo:text-align="start" fo:margin-bottom="0in" fo:line-height="106%" fo:margin-left="0.0097in" fo:text-indent="0in">
        <style:tab-stops/>
      </style:paragraph-properties>
    </style:style>
    <style:style style:name="P13" style:parent-style-name="Normal" style:family="paragraph">
      <style:paragraph-properties fo:text-align="start" fo:margin-bottom="0in" fo:line-height="106%" fo:margin-left="0.0097in" fo:text-indent="0in">
        <style:tab-stops/>
      </style:paragraph-properties>
    </style:style>
    <style:style style:name="P14" style:parent-style-name="Normal" style:family="paragraph">
      <style:paragraph-properties fo:margin-left="0.0062in">
        <style:tab-stops/>
      </style:paragraph-properties>
    </style:style>
    <style:style style:name="P15" style:parent-style-name="Normal" style:family="paragraph">
      <style:paragraph-properties fo:text-align="start" fo:margin-bottom="0.0013in" fo:line-height="106%" fo:margin-left="0.0097in" fo:text-indent="0in">
        <style:tab-stops/>
      </style:paragraph-properties>
    </style:style>
    <style:style style:name="P16" style:parent-style-name="Normal" style:family="paragraph">
      <style:paragraph-properties fo:margin-left="0.0062in">
        <style:tab-stops/>
      </style:paragraph-properties>
    </style:style>
    <style:style style:name="P17" style:parent-style-name="Normal" style:family="paragraph">
      <style:paragraph-properties fo:text-align="start" fo:margin-bottom="0in" fo:line-height="106%" fo:margin-left="0.0097in" fo:text-indent="0in">
        <style:tab-stops/>
      </style:paragraph-properties>
    </style:style>
    <style:style style:name="P18" style:parent-style-name="Normal" style:family="paragraph">
      <style:paragraph-properties fo:margin-left="0.0062in">
        <style:tab-stops/>
      </style:paragraph-properties>
    </style:style>
    <style:style style:name="P19" style:parent-style-name="Normal" style:family="paragraph">
      <style:paragraph-properties fo:text-align="start" fo:margin-bottom="0in" fo:line-height="106%" fo:margin-left="0.0097in" fo:text-indent="0in">
        <style:tab-stops/>
      </style:paragraph-properties>
    </style:style>
    <style:style style:name="P20" style:parent-style-name="Normal" style:family="paragraph">
      <style:paragraph-properties fo:margin-left="0.0062in">
        <style:tab-stops/>
      </style:paragraph-properties>
    </style:style>
    <style:style style:name="T21" style:parent-style-name="Policepardéfaut" style:family="text">
      <style:text-properties style:font-weight-complex="bold"/>
    </style:style>
    <style:style style:name="P22" style:parent-style-name="Normal" style:family="paragraph">
      <style:paragraph-properties fo:margin-left="0.0062in">
        <style:tab-stops/>
      </style:paragraph-properties>
    </style:style>
    <style:style style:name="P23" style:parent-style-name="Normal" style:family="paragraph">
      <style:paragraph-properties fo:text-align="start" fo:margin-bottom="0in" fo:line-height="106%" fo:margin-left="0.0097in" fo:text-indent="0in">
        <style:tab-stops/>
      </style:paragraph-properties>
    </style:style>
    <style:style style:name="P24" style:parent-style-name="Normal" style:family="paragraph">
      <style:paragraph-properties fo:margin-left="0.0062in">
        <style:tab-stops/>
      </style:paragraph-properties>
    </style:style>
    <style:style style:name="T25" style:parent-style-name="Policepardéfaut" style:family="text">
      <style:text-properties fo:font-weight="bold" style:font-weight-asian="bold" fo:font-style="italic" style:font-style-asian="italic"/>
    </style:style>
    <style:style style:name="T26" style:parent-style-name="Policepardéfaut" style:family="text">
      <style:text-properties style:font-name="Arial" style:font-name-complex="Arial" fo:color="#464646" fo:font-size="11.5pt" style:font-size-asian="11.5pt" style:font-size-complex="11.5pt" fo:background-color="#FBFBFD"/>
    </style:style>
    <style:style style:name="P27" style:parent-style-name="Normal" style:family="paragraph">
      <style:paragraph-properties fo:text-align="start" fo:margin-bottom="0in" fo:line-height="106%" fo:margin-left="0.0097in" fo:text-indent="0in">
        <style:tab-stops/>
      </style:paragraph-properties>
    </style:style>
    <style:style style:name="P28" style:parent-style-name="Normal" style:family="paragraph">
      <style:paragraph-properties fo:margin-left="0.0062in">
        <style:tab-stops/>
      </style:paragraph-properties>
    </style:style>
    <style:style style:name="P29" style:parent-style-name="Normal" style:family="paragraph">
      <style:paragraph-properties fo:text-align="start" fo:margin-bottom="0in" fo:line-height="106%" fo:margin-left="0.0097in" fo:text-indent="0in">
        <style:tab-stops/>
      </style:paragraph-properties>
    </style:style>
    <style:style style:name="T30" style:parent-style-name="Policepardéfaut" style:family="text">
      <style:text-properties fo:font-size="12pt" style:font-size-asian="12pt"/>
    </style:style>
    <style:style style:name="P31" style:parent-style-name="Normal" style:family="paragraph">
      <style:paragraph-properties fo:text-align="center" fo:margin-bottom="0in" fo:line-height="106%" fo:margin-left="0.8027in" fo:text-indent="0in">
        <style:tab-stops/>
      </style:paragraph-properties>
    </style:style>
    <style:style style:name="T32" style:parent-style-name="Policepardéfaut" style:family="text">
      <style:text-properties fo:font-size="12pt" style:font-size-asian="12pt"/>
    </style:style>
    <style:style style:name="P33" style:parent-style-name="Normal" style:family="paragraph">
      <style:paragraph-properties fo:text-align="center" fo:margin-bottom="0in" fo:line-height="106%" fo:margin-left="3.9104in" fo:text-indent="0.0229in">
        <style:tab-stops/>
      </style:paragraph-properties>
      <style:text-properties fo:font-size="12pt" style:font-size-asian="12pt"/>
    </style:style>
    <style:style style:name="P34" style:parent-style-name="Normal" style:family="paragraph">
      <style:paragraph-properties fo:text-align="center" fo:margin-bottom="0in" fo:line-height="106%" fo:margin-left="3.9104in" fo:text-indent="0.0229in">
        <style:tab-stops/>
      </style:paragraph-properties>
    </style:style>
    <style:style style:name="T35" style:parent-style-name="Policepardéfaut" style:family="text">
      <style:text-properties fo:font-size="12pt" style:font-size-asian="12pt"/>
    </style:style>
  </office:automatic-styles>
  <office:body>
    <office:text text:use-soft-page-breaks="true">
      <text:p text:style-name="P1">AZZIBROUCK Franck Olivier<text:s/></text:p>
      <text:p text:style-name="P2">6 Place Antoine Tacq <text:s text:c="2"/></text:p>
      <text:p text:style-name="P3">59000 Lille <text:s text:c="2"/>07.80.75.96.49 <text:s/><text:span text:style-name="T4">azzibrouckazziley@gmail.com</text:span><text:s/></text:p>
      <text:p text:style-name="P5"><text:s text:c="2"/><text:s/></text:p>
      <text:p text:style-name="P6"><text:s/><text:s/></text:p>
      <text:p text:style-name="P7"><text:s text:c="2"/></text:p>
      <text:p text:style-name="P8"><text:span text:style-name="T9">Objet : Candidature à l’intégration en<text:s/></text:span><text:span text:style-name="T10">LICENCE PRO Métiers de l'informatique : conception, dév et test de logiciels-Dév web, communication et apprentissages</text:span><text:span text:style-name="T11">.</text:span><text:s text:c="2"/></text:p>
      <text:p text:style-name="P12"><text:s/></text:p>
      <text:p text:style-name="P13"><text:s text:c="2"/></text:p>
      <text:p text:style-name="P14">Madame, Monsieur, <text:s/></text:p>
      <text:p text:style-name="P15"><text:s text:c="2"/></text:p>
      <text:p text:style-name="P16">Prochainement titulaire d'un BTS Services Informatiques aux Organisations, j’ai l’honneur de vous soumettre ma candidature pour intégrer la<text:s/>licence<text:s/>professionnel<text:s/>Métiers de l'informatique : conception, dév et test de logiciels-Dév web, communication et apprentissages.<text:s/></text:p>
      <text:p text:style-name="P17"><text:s/></text:p>
      <text:p text:style-name="P18">En effet, l’institut universitaire de<text:s/>Strasbourg<text:s/><text:a xlink:href="http://www.etoile.regioncentre.fr/GIP/accueiletoile/seformer/formation/detailorganisme/engineName/carifengine?screen=fiche_organisme&amp;idOrganisme=2521" office:target-frame-name="_top" xlink:show="replace">p</text:a>ropose une suite logique à mon cursus, qui, durant ces deux dernières années, m’a permis de porter un intérêt tout particulier<text:s/>à la conception de logiciel métier, blog et site internet en back-end et en front-end, matières pour lesquelles j'ai obtenu des résultats plutôt satisfaisant.<text:s/></text:p>
      <text:p text:style-name="P19"><text:s/></text:p>
      <text:p text:style-name="P20">Après avoir étudié les fondamentaux de l'IUT, je souhaite développer mes connaissances et atteindre un niveau de compétences qui me permettrait d'exercer comme<text:s/><text:span text:style-name="T21">webmaster</text:span>.<text:s/></text:p>
      <text:p text:style-name="P22">Passionné de nouvelles technologies, je connais les enjeux actuels et des décennies à venir sur l'importance pour les entreprises de posséder<text:s/>du contenu de qualité visible sur la toile<text:s/>ou en interne.<text:s/></text:p>
      <text:p text:style-name="P23"><text:s/></text:p>
      <text:p text:style-name="P24"><text:span text:style-name="T25"><text:s text:c="6"/></text:span>Le métier<text:s/>webmaster<text:s/>auquel je me prépare est passionnant par la diversité de<text:s/>niveau d’action dont il est convié,<text:span text:style-name="T26"><text:s/></text:span>webdesign, bases de données, marketing, référencement, rédaction et mise en avant de<text:s/>contenus...<text:s/>Par ailleurs,<text:s/>il donne une large place au relationnel avec des interlocuteurs variés, ce qui me permet de confirmer que cette licence correspond à mes attentes et m'offrirait la possibilité d'entrer dans la vie active munie d'un diplôme qui soit en adéquation avec mes ambitions.<text:s/></text:p>
      <text:p text:style-name="P27"><text:s/></text:p>
      <text:p text:style-name="P28">Je me considère comme un étudiant sérieux, organisé et je suis convaincu de pouvoir m'épanouir au sein de votre formation, également, de vous permettre d'avoir un étudiant motivé de plus dans vos rangs. Dans l'espoir d'une réponse favorable,<text:s/>je vous prie de croire, Madame, Monsieur, à mes sincères salutations. <text:s/></text:p>
      <text:p text:style-name="P29"><text:span text:style-name="T30"><text:s text:c="3"/></text:span><text:s/></text:p>
      <text:p text:style-name="P31"><text:span text:style-name="T32"><text:s/></text:span></text:p>
      <text:p text:style-name="P33"><text:s text:c="5"/></text:p>
      <text:p text:style-name="P34"><text:span text:style-name="T35"><text:s/>Franck Olivier AZZIBROUCK<text:s/></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justify" fo:margin-bottom="0.0173in" fo:line-height="95%" fo:margin-left="0.0069in" fo:text-indent="-0.0069in">
        <style:tab-stops/>
      </style:paragraph-properties>
      <style:text-properties style:font-name="Times New Roman" fo:color="#000000"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66in" fo:page-height="11.693in" style:print-orientation="portrait" fo:margin-top="1in" fo:margin-left="0.9736in" fo:margin-bottom="1in" fo:margin-right="0.977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LMO</meta:initial-creator>
    <dc:creator>Franck Olivier AZZIBROUCK AZZILEY</dc:creator>
    <meta:creation-date>2020-05-31T08:52:00Z</meta:creation-date>
    <dc:date>2020-06-18T08:55:00Z</dc:date>
    <meta:print-date>2020-06-15T12:08:00Z</meta:print-date>
    <meta:template xlink:href="Normal.dotm" xlink:type="simple"/>
    <meta:editing-cycles>7</meta:editing-cycles>
    <meta:editing-duration>PT437460S</meta:editing-duration>
    <meta:document-statistic meta:page-count="1" meta:paragraph-count="4" meta:word-count="356" meta:character-count="2312" meta:row-count="16" meta:non-whitespace-character-count="1960"/>
  </office:meta>
</office:document-meta>
</file>